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b241" officeooo:paragraph-rsid="001cb241" style:font-weight-asian="bold" style:font-weight-complex="bold"/>
    </style:style>
    <style:style style:name="P2" style:family="paragraph" style:parent-style-name="Standard">
      <style:text-properties fo:font-weight="bold" officeooo:rsid="001e7c85" officeooo:paragraph-rsid="001cb241" style:font-weight-asian="bold" style:font-weight-complex="bold"/>
    </style:style>
    <style:style style:name="P3" style:family="paragraph" style:parent-style-name="Standard">
      <style:text-properties fo:font-weight="bold" officeooo:rsid="00246c4e" officeooo:paragraph-rsid="001cb241" style:font-weight-asian="bold" style:font-weight-complex="bold"/>
    </style:style>
    <style:style style:name="P4" style:family="paragraph" style:parent-style-name="Standard">
      <style:text-properties fo:font-weight="bold" officeooo:rsid="00226961" officeooo:paragraph-rsid="001cb241" style:font-weight-asian="bold" style:font-weight-complex="bold"/>
    </style:style>
    <style:style style:name="P5" style:family="paragraph" style:parent-style-name="Standard">
      <style:text-properties fo:font-weight="bold" officeooo:rsid="001f5ae2" officeooo:paragraph-rsid="001cb241" style:font-weight-asian="bold" style:font-weight-complex="bold"/>
    </style:style>
    <style:style style:name="P6" style:family="paragraph" style:parent-style-name="Standard">
      <style:text-properties fo:font-weight="bold" officeooo:rsid="0020e60f" officeooo:paragraph-rsid="001cb241" style:font-weight-asian="bold" style:font-weight-complex="bold"/>
    </style:style>
    <style:style style:name="P7" style:family="paragraph" style:parent-style-name="Standard">
      <style:text-properties fo:font-weight="bold" officeooo:rsid="00263917" officeooo:paragraph-rsid="00263917" style:font-weight-asian="bold" style:font-weight-complex="bold"/>
    </style:style>
    <style:style style:name="P8" style:family="paragraph" style:parent-style-name="Standard">
      <style:text-properties fo:font-weight="bold" officeooo:rsid="0026b027" officeooo:paragraph-rsid="0026b027" style:font-weight-asian="bold" style:font-weight-complex="bold"/>
    </style:style>
    <style:style style:name="P9" style:family="paragraph" style:parent-style-name="Standard">
      <style:text-properties fo:font-weight="bold" officeooo:rsid="0027e884" officeooo:paragraph-rsid="0027e884" style:font-weight-asian="bold" style:font-weight-complex="bold"/>
    </style:style>
    <style:style style:name="P10" style:family="paragraph" style:parent-style-name="Standard">
      <style:text-properties fo:font-weight="bold" officeooo:rsid="0029ec19" officeooo:paragraph-rsid="0029ec19" style:font-weight-asian="bold" style:font-weight-complex="bold"/>
    </style:style>
    <style:style style:name="P11" style:family="paragraph" style:parent-style-name="Standard">
      <style:text-properties fo:font-weight="bold" officeooo:rsid="002bc748" officeooo:paragraph-rsid="002bc748" style:font-weight-asian="bold" style:font-weight-complex="bold"/>
    </style:style>
    <style:style style:name="P12" style:family="paragraph" style:parent-style-name="Standard">
      <style:text-properties fo:font-weight="bold" officeooo:rsid="002be047" officeooo:paragraph-rsid="002be047" style:font-weight-asian="bold" style:font-weight-complex="bold"/>
    </style:style>
    <style:style style:name="P13" style:family="paragraph" style:parent-style-name="Standard">
      <style:text-properties fo:font-weight="normal" officeooo:rsid="001cb241" officeooo:paragraph-rsid="001cb241" style:font-weight-asian="normal" style:font-weight-complex="normal"/>
    </style:style>
    <style:style style:name="P14" style:family="paragraph" style:parent-style-name="Standard">
      <style:text-properties fo:font-weight="normal" officeooo:rsid="001e7c85" officeooo:paragraph-rsid="001e7c85" style:font-weight-asian="normal" style:font-weight-complex="normal"/>
    </style:style>
    <style:style style:name="P15" style:family="paragraph" style:parent-style-name="Standard">
      <style:text-properties fo:font-weight="normal" officeooo:rsid="001f5ae2" officeooo:paragraph-rsid="001f5ae2" style:font-weight-asian="normal" style:font-weight-complex="normal"/>
    </style:style>
    <style:style style:name="P16" style:family="paragraph" style:parent-style-name="Standard">
      <style:text-properties fo:font-weight="normal" officeooo:rsid="0020e60f" officeooo:paragraph-rsid="0020e60f" style:font-weight-asian="normal" style:font-weight-complex="normal"/>
    </style:style>
    <style:style style:name="P17" style:family="paragraph" style:parent-style-name="Standard">
      <style:text-properties fo:font-weight="normal" officeooo:rsid="00226961" officeooo:paragraph-rsid="00226961" style:font-weight-asian="normal" style:font-weight-complex="normal"/>
    </style:style>
    <style:style style:name="P18" style:family="paragraph" style:parent-style-name="Standard">
      <style:text-properties fo:font-weight="normal" officeooo:rsid="00246c4e" officeooo:paragraph-rsid="00246c4e" style:font-weight-asian="normal" style:font-weight-complex="normal"/>
    </style:style>
    <style:style style:name="P19" style:family="paragraph" style:parent-style-name="Standard">
      <style:text-properties fo:font-weight="normal" officeooo:rsid="00263917" officeooo:paragraph-rsid="00263917" style:font-weight-asian="normal" style:font-weight-complex="normal"/>
    </style:style>
    <style:style style:name="P20" style:family="paragraph" style:parent-style-name="Standard">
      <style:text-properties fo:font-weight="normal" officeooo:rsid="0026b027" officeooo:paragraph-rsid="0026b027" style:font-weight-asian="normal" style:font-weight-complex="normal"/>
    </style:style>
    <style:style style:name="P21" style:family="paragraph" style:parent-style-name="Standard">
      <style:text-properties fo:font-weight="normal" officeooo:rsid="0027e884" officeooo:paragraph-rsid="0027e884" style:font-weight-asian="normal" style:font-weight-complex="normal"/>
    </style:style>
    <style:style style:name="P22" style:family="paragraph" style:parent-style-name="Standard">
      <style:text-properties fo:font-weight="normal" officeooo:rsid="0029ec19" officeooo:paragraph-rsid="0029ec19" style:font-weight-asian="normal" style:font-weight-complex="normal"/>
    </style:style>
    <style:style style:name="P23" style:family="paragraph" style:parent-style-name="Standard">
      <style:text-properties fo:font-weight="normal" officeooo:rsid="002aaca7" officeooo:paragraph-rsid="002aaca7" style:font-weight-asian="normal" style:font-weight-complex="normal"/>
    </style:style>
    <style:style style:name="P24" style:family="paragraph" style:parent-style-name="Standard">
      <style:text-properties fo:font-weight="normal" officeooo:rsid="002bc748" officeooo:paragraph-rsid="002bc748" style:font-weight-asian="normal" style:font-weight-complex="normal"/>
    </style:style>
    <style:style style:name="P25" style:family="paragraph" style:parent-style-name="Standard">
      <style:text-properties fo:font-weight="normal" officeooo:rsid="002c4464" officeooo:paragraph-rsid="002c4464" style:font-weight-asian="normal" style:font-weight-complex="normal"/>
    </style:style>
    <style:style style:name="P26" style:family="paragraph" style:parent-style-name="Standard">
      <style:paragraph-properties fo:break-before="page"/>
      <style:text-properties fo:font-weight="bold" officeooo:rsid="001cb241" officeooo:paragraph-rsid="001cb241" style:font-weight-asian="bold" style:font-weight-complex="bold"/>
    </style:style>
    <style:style style:name="P27" style:family="paragraph" style:parent-style-name="Standard">
      <style:paragraph-properties fo:break-before="page"/>
      <style:text-properties fo:font-weight="normal" officeooo:rsid="00263917" officeooo:paragraph-rsid="00263917" style:font-weight-asian="normal" style:font-weight-complex="normal"/>
    </style:style>
    <style:style style:name="P28" style:family="paragraph" style:parent-style-name="Standard">
      <style:text-properties fo:font-weight="normal" officeooo:rsid="00246c4e" officeooo:paragraph-rsid="00246c4e" style:font-weight-asian="normal" style:font-weight-complex="normal"/>
    </style:style>
    <style:style style:name="P29" style:family="paragraph" style:parent-style-name="Standard">
      <style:text-properties fo:font-weight="normal" officeooo:rsid="00246c4e" officeooo:paragraph-rsid="00318086" style:font-weight-asian="normal" style:font-weight-complex="normal"/>
    </style:style>
    <style:style style:name="P30" style:family="paragraph" style:parent-style-name="Standard">
      <style:text-properties fo:font-weight="normal" officeooo:rsid="002f6fcf" officeooo:paragraph-rsid="002f6fcf" style:font-weight-asian="normal" style:font-weight-complex="normal"/>
    </style:style>
    <style:style style:name="P31" style:family="paragraph" style:parent-style-name="Standard">
      <style:text-properties fo:font-weight="normal" officeooo:rsid="00328ee8" officeooo:paragraph-rsid="00328ee8" style:font-weight-asian="normal" style:font-weight-complex="normal"/>
    </style:style>
    <style:style style:name="P32" style:family="paragraph" style:parent-style-name="Standard">
      <style:text-properties officeooo:paragraph-rsid="00318086"/>
    </style:style>
    <style:style style:name="T1" style:family="text">
      <style:text-properties officeooo:rsid="002cbf63"/>
    </style:style>
    <style:style style:name="T2" style:family="text">
      <style:text-properties officeooo:rsid="00318086"/>
    </style:style>
    <style:style style:name="T3" style:family="text">
      <style:text-properties fo:font-weight="normal" officeooo:rsid="00246c4e" style:font-weight-asian="normal" style:font-weight-complex="normal"/>
    </style:style>
    <style:style style:name="T4" style:family="text">
      <style:text-properties fo:font-weight="normal" officeooo:rsid="00318086" style:font-weight-asian="normal" style:font-weight-complex="normal"/>
    </style:style>
    <style:style style:name="T5" style:family="text">
      <style:text-properties officeooo:rsid="00328e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a class in Java along with following fields. classname: Person fields: name, age, gender, address Access the fields in all known ways: like through getter , by dot operator </text:p>
      <text:p text:style-name="P2">Ans:</text:p>
      <text:p text:style-name="P14"><text:bookmark-start text:name="__DdeLink__631_179140501"/>class Person</text:p>
      <text:p text:style-name="P14">{</text:p>
      <text:p text:style-name="P14">String name</text:p>
      <text:p text:style-name="P14">int age</text:p>
      <text:p text:style-name="P14">String gender</text:p>
      <text:p text:style-name="P14">String address</text:p>
      <text:p text:style-name="P14">}</text:p>
      <text:p text:style-name="P14"><text:bookmark-end text:name="__DdeLink__631_179140501"/></text:p>
      <text:p text:style-name="P14">Person p=new Person()</text:p>
      <text:p text:style-name="P14">p.name="Shivali"</text:p>
      <text:p text:style-name="P14">p.age=23</text:p>
      <text:p text:style-name="P14">p.gender="Female"</text:p>
      <text:p text:style-name="P14">p.address="abc def ghi"</text:p>
      <text:p text:style-name="P14"/>
      <text:p text:style-name="P14">println "Through dot operator :"</text:p>
      <text:p text:style-name="P14">println "Name <text:s text:c="2"/>: " + p.name</text:p>
      <text:p text:style-name="P14">println "Age <text:s text:c="3"/>: " + p.age</text:p>
      <text:p text:style-name="P14">println "Gender : " + p.gender</text:p>
      <text:p text:style-name="P14">println "Address: " + p.address</text:p>
      <text:p text:style-name="P14">println ""</text:p>
      <text:p text:style-name="P14">println "Through getter :"</text:p>
      <text:p text:style-name="P14">println "Name <text:s text:c="2"/>: " + p.getName()</text:p>
      <text:p text:style-name="P14">println "Age <text:s text:c="3"/>: " + p.getAge()</text:p>
      <text:p text:style-name="P14">println "Gender : " + p.getGender()</text:p>
      <text:p text:style-name="P14">println "Address: " + p.getAddress()</text:p>
      <text:p text:style-name="P14"/>
      <text:p text:style-name="P14">Output:</text:p>
      <text:p text:style-name="P14">Through dot operator :</text:p>
      <text:p text:style-name="P14">Name <text:s text:c="2"/>: Shivali</text:p>
      <text:p text:style-name="P14">Age <text:s text:c="3"/>: 23</text:p>
      <text:p text:style-name="P14">Gender : Female</text:p>
      <text:p text:style-name="P14">Address: abc def ghi</text:p>
      <text:p text:style-name="P14"/>
      <text:p text:style-name="P14">Through getter :</text:p>
      <text:p text:style-name="P14">Name <text:s text:c="2"/>: Shivali</text:p>
      <text:p text:style-name="P14">Age <text:s text:c="3"/>: 23</text:p>
      <text:p text:style-name="P14">Gender : Female</text:p>
      <text:p text:style-name="P14">Address: abc def ghi</text:p>
      <text:p text:style-name="P14"/>
      <text:p text:style-name="P1"/>
      <text:p text:style-name="P26">2. Extend the Person class in Groovy Add following fields to it: empId, company, salary Access the fields in all known ways: like through getter , by dot operator, by @ operator. </text:p>
      <text:p text:style-name="P3">Ans:</text:p>
      <text:p text:style-name="P30">class Person</text:p>
      <text:p text:style-name="P30">{</text:p>
      <text:p text:style-name="P30">String name</text:p>
      <text:p text:style-name="P30">int age</text:p>
      <text:p text:style-name="P30">String gender</text:p>
      <text:p text:style-name="P30">String address</text:p>
      <text:p text:style-name="P30"/>
      <text:p text:style-name="P30"/>
      <text:p text:style-name="P30">}</text:p>
      <text:p text:style-name="P30"/>
      <text:p text:style-name="P30">class Employee extends Person</text:p>
      <text:p text:style-name="P30">{</text:p>
      <text:p text:style-name="P30">int empID</text:p>
      <text:p text:style-name="P30">String company</text:p>
      <text:p text:style-name="P30">float salary</text:p>
      <text:p text:style-name="P30">public void setEmpID(int empID)</text:p>
      <text:p text:style-name="P30"><text:s text:c="4"/>{</text:p>
      <text:p text:style-name="P30"><text:s text:c="4"/>this.empID=111</text:p>
      <text:p text:style-name="P30"><text:s text:c="4"/>}</text:p>
      <text:p text:style-name="P30">public int getEmpID()</text:p>
      <text:p text:style-name="P30"><text:s text:c="4"/>{</text:p>
      <text:p text:style-name="P30"><text:s text:c="4"/>return empID</text:p>
      <text:p text:style-name="P30"><text:s text:c="4"/>} <text:s text:c="3"/></text:p>
      <text:p text:style-name="P30"/>
      <text:p text:style-name="P30">}</text:p>
      <text:p text:style-name="P30"/>
      <text:p text:style-name="P30"/>
      <text:p text:style-name="P30">Employee emp=new Employee(empID:201,company:"Intelligrape",salary :10000.00,name:"abc",age:23,gender:"Female",address:"abc def")</text:p>
      <text:p text:style-name="P30"/>
      <text:p text:style-name="P30">println "Access method : dot operator"</text:p>
      <text:p text:style-name="P30">println "Name : " + emp.name</text:p>
      <text:p text:style-name="P30">println "Age <text:s/>: " + emp.age</text:p>
      <text:p text:style-name="P30">println "Gender :" + emp.gender</text:p>
      <text:p text:style-name="P30">println "Address :" + emp.address</text:p>
      <text:p text:style-name="P30">println "EmpID :" + emp.empID</text:p>
      <text:p text:style-name="P30">println "Company :" + emp.company</text:p>
      <text:p text:style-name="P30">println "Salary :" + emp.salary</text:p>
      <text:p text:style-name="P30"/>
      <text:p text:style-name="P30">println ""</text:p>
      <text:p text:style-name="P30">println "Access method : getter"</text:p>
      <text:p text:style-name="P30">println "Name : " + emp.getName()</text:p>
      <text:p text:style-name="P30">println "Age <text:s/>: " + emp.getAge()</text:p>
      <text:p text:style-name="P30">println "Gender :" + emp.getGender()</text:p>
      <text:p text:style-name="P30">println "Address :" + emp.getAddress()</text:p>
      <text:p text:style-name="P30">println "EmpID :" + emp.getEmpID()</text:p>
      <text:p text:style-name="P30">println "Company :" + emp.getCompany()</text:p>
      <text:p text:style-name="P30">println "Salary :" + emp.getSalary()</text:p>
      <text:p text:style-name="P30"/>
      <text:p text:style-name="P30"><text:soft-page-break/></text:p>
      <text:p text:style-name="P30">println ""</text:p>
      <text:p text:style-name="P30">println "Access method : @ operator"</text:p>
      <text:p text:style-name="P30">println "EmpID :" + emp.@empID</text:p>
      <text:p text:style-name="P30">println "Company :" + emp.@company</text:p>
      <text:p text:style-name="P30">println "Salary :" + emp.@salary<text:bookmark-start text:name="__DdeLink__785_629940437"/></text:p>
      <text:p text:style-name="P18"/>
      <text:p text:style-name="P18"><text:bookmark-end text:name="__DdeLink__785_629940437"/></text:p>
      <text:p text:style-name="P18"/>
      <text:p text:style-name="P18">Output:</text:p>
      <text:p text:style-name="P18">Access method : getter</text:p>
      <text:p text:style-name="P18">Name : abc</text:p>
      <text:p text:style-name="P18">Age <text:s/>: 23</text:p>
      <text:p text:style-name="P18">Gender :Female</text:p>
      <text:p text:style-name="P18">Address :abc def</text:p>
      <text:p text:style-name="P18">EmpID :<text:span text:style-name="T2">111</text:span></text:p>
      <text:p text:style-name="P18">Company :Intelligrape</text:p>
      <text:p text:style-name="P18">Salary :10000.0</text:p>
      <text:p text:style-name="Standard"/>
      <text:p text:style-name="P29">Access method : <text:span text:style-name="T2">dot operator</text:span></text:p>
      <text:p text:style-name="P29">Name : abc</text:p>
      <text:p text:style-name="P29">Age <text:s/>: 23</text:p>
      <text:p text:style-name="P29">Gender :Female</text:p>
      <text:p text:style-name="P29">Address :abc def</text:p>
      <text:p text:style-name="P29">EmpID :<text:span text:style-name="T2">111</text:span></text:p>
      <text:p text:style-name="P29">Company :Intelligrape</text:p>
      <text:p text:style-name="P29">Salary :10000.0</text:p>
      <text:p text:style-name="P32"/>
      <text:p text:style-name="P32"><text:span text:style-name="T3">Access method : </text:span><text:span text:style-name="T4">@ operator</text:span></text:p>
      <text:p text:style-name="P29">EmpID :<text:span text:style-name="T2">111</text:span></text:p>
      <text:p text:style-name="P29">Company :Intelligrape</text:p>
      <text:p text:style-name="P29">Salary :10000.0</text:p>
      <text:p text:style-name="P32"><text:span text:style-name="T4"/></text:p>
      <text:p text:style-name="P26">3. Print this pattern : </text:p>
      <text:p text:style-name="P1">* </text:p>
      <text:p text:style-name="P1">** </text:p>
      <text:p text:style-name="P1">**** </text:p>
      <text:p text:style-name="P1">******** </text:p>
      <text:p text:style-name="P4">Ans:</text:p>
      <text:p text:style-name="P17"/>
      <text:p text:style-name="P17"><text:s text:c="4"/>4.times{</text:p>
      <text:p text:style-name="P17"><text:s text:c="4"/>(2**it).times{print "*"}</text:p>
      <text:p text:style-name="P17"><text:s text:c="4"/>println ""</text:p>
      <text:p text:style-name="P17"><text:s text:c="4"/>}</text:p>
      <text:p text:style-name="P17"/>
      <text:p text:style-name="P17">Output:</text:p>
      <text:p text:style-name="P17">*</text:p>
      <text:p text:style-name="P17">**</text:p>
      <text:p text:style-name="P17">****</text:p>
      <text:p text:style-name="P17">********</text:p>
      <text:p text:style-name="P1"/>
      <text:p text:style-name="P1">4. GString... override the toString() of the Person class to return something like... <text:bookmark-start text:name="__DdeLink__2359_579204769"/>"Sachin is a man aged 24 who lives at Delhi. He works for Intelligrape with employee id 12 and draws $$$$$$$ lots of money !!!!." <text:bookmark-end text:name="__DdeLink__2359_579204769"/></text:p>
      <text:p text:style-name="P1">Ans:</text:p>
      <text:p text:style-name="P13"><text:bookmark-start text:name="__DdeLink__2357_579204769"/>class Person</text:p>
      <text:p text:style-name="P13">{</text:p>
      <text:p text:style-name="P13">String name</text:p>
      <text:p text:style-name="P13">int empID</text:p>
      <text:p text:style-name="P13">String company</text:p>
      <text:p text:style-name="P13">float salary<text:bookmark-end text:name="__DdeLink__2357_579204769"/></text:p>
      <text:p text:style-name="P13"/>
      <text:p text:style-name="P13"/>
      <text:p text:style-name="P13">String toString()</text:p>
      <text:p text:style-name="P13"><text:s text:c="4"/>{</text:p>
      <text:p text:style-name="P13"><text:s text:c="7"/>"${name} is a woman aged 24 who lives at Delhi. <text:span text:style-name="T1">Sh</text:span>e works for ${company} with employee id ${empID} and draws ${salary} lots of money !!!!."</text:p>
      <text:p text:style-name="P13"><text:s text:c="4"/>}</text:p>
      <text:p text:style-name="P13">}</text:p>
      <text:p text:style-name="P13"/>
      <text:p text:style-name="P13">Person p=new Person(name:"Shivali",empID:15,company:"Intelligrape",salary:10000.00)</text:p>
      <text:p text:style-name="P13"/>
      <text:p text:style-name="P13">Output:</text:p>
      <text:p text:style-name="P13">Result: Shivali is a woman aged 24 who lives at Delhi. <text:span text:style-name="T1">Sh</text:span>e works for Intelligrape with employee id 15 and draws 10000.0 lots of money !!!!.</text:p>
      <text:p text:style-name="P13"/>
      <text:p text:style-name="P1"/>
      <text:p text:style-name="P26"/>
      <text:p text:style-name="P1">5. Groovy Truth: if('test') { printlnn "test evaluated to true inside if" } </text:p>
      <text:p text:style-name="P1">try replacing test with various objects and observe its behaviour. </text:p>
      <text:p text:style-name="P1">a) "Test" </text:p>
      <text:p text:style-name="P1">b)'null' </text:p>
      <text:p text:style-name="P1">c) null </text:p>
      <text:p text:style-name="P1">d) 100 </text:p>
      <text:p text:style-name="P1">e) 0 </text:p>
      <text:p text:style-name="P1">f) empty list </text:p>
      <text:p text:style-name="P1">g) list with all vaues as null List list = new ArrayList() </text:p>
      <text:p text:style-name="P5">Ans:</text:p>
      <text:p text:style-name="P15">if('test') { println "test evaluated to true inside if" }</text:p>
      <text:p text:style-name="P15">println ""</text:p>
      <text:p text:style-name="P15"/>
      <text:p text:style-name="P15">if("test") { println "test evaluated to true inside if" }</text:p>
      <text:p text:style-name="P15">println ""</text:p>
      <text:p text:style-name="P15"/>
      <text:p text:style-name="P15">if('null') { println "test evaluated to true inside if" }</text:p>
      <text:p text:style-name="P15">println ""</text:p>
      <text:p text:style-name="P15"/>
      <text:p text:style-name="P15">if(null) { println "test evaluated to true inside if" }</text:p>
      <text:p text:style-name="P15">println ""</text:p>
      <text:p text:style-name="P15"/>
      <text:p text:style-name="P15">if(100) { println "test evaluated to true inside if" }</text:p>
      <text:p text:style-name="P15">println ""</text:p>
      <text:p text:style-name="P15"/>
      <text:p text:style-name="P15">if(0) { println "test evaluated to true inside if" }</text:p>
      <text:p text:style-name="P15">println ""</text:p>
      <text:p text:style-name="P15"/>
      <text:p text:style-name="P15">List list=[]</text:p>
      <text:p text:style-name="P15">if(list) { println "test evaluated to true inside if" }</text:p>
      <text:p text:style-name="P15">println ""</text:p>
      <text:p text:style-name="P15"/>
      <text:p text:style-name="P15">List list1 = new ArrayList()</text:p>
      <text:p text:style-name="P15">if(list1) { println "test evaluated to true inside if" }</text:p>
      <text:p text:style-name="P15"/>
      <text:p text:style-name="P15">Output: </text:p>
      <text:p text:style-name="P15">test evaluated to true inside if</text:p>
      <text:p text:style-name="P15"/>
      <text:p text:style-name="P15">test evaluated to true inside if</text:p>
      <text:p text:style-name="P15"/>
      <text:p text:style-name="P15">test evaluated to true inside if</text:p>
      <text:p text:style-name="P15"/>
      <text:p text:style-name="P15"/>
      <text:p text:style-name="P15">test evaluated to true inside if</text:p>
      <text:p text:style-name="P15"/>
      <text:p text:style-name="P1"/>
      <text:p text:style-name="P26">6. Write a class HourMinute where the class stores hours and minutes as separate fields. Overload + and - operator operator for this class </text:p>
      <text:p text:style-name="P6">Ans:</text:p>
      <text:p text:style-name="P31"><text:bookmark-start text:name="__DdeLink__790_629940437"/>class HourMinute<text:bookmark-end text:name="__DdeLink__790_629940437"/></text:p>
      <text:p text:style-name="P31">{</text:p>
      <text:p text:style-name="P31">int hrs</text:p>
      <text:p text:style-name="P31">int minutes</text:p>
      <text:p text:style-name="P31"/>
      <text:p text:style-name="P31">HourMinute plus(HourMinute h)</text:p>
      <text:p text:style-name="P31"><text:s text:c="4"/>{</text:p>
      <text:p text:style-name="P31"><text:s text:c="4"/>HourMinute c=new HourMinute(hrs:(hrs+h.hrs),minutes:(minutes+h.minutes))</text:p>
      <text:p text:style-name="P31"><text:s text:c="7"/>if(c.minutes&gt;60)</text:p>
      <text:p text:style-name="P31"><text:s text:c="8"/>{</text:p>
      <text:p text:style-name="P31"><text:s text:c="8"/>c.minutes-=60</text:p>
      <text:p text:style-name="P31"><text:s text:c="8"/>c.hrs+=1</text:p>
      <text:p text:style-name="P31"><text:s text:c="8"/>}</text:p>
      <text:p text:style-name="P31"><text:s text:c="8"/>return c</text:p>
      <text:p text:style-name="P31"><text:s text:c="4"/>}</text:p>
      <text:p text:style-name="P31"><text:s text:c="4"/></text:p>
      <text:p text:style-name="P31">HourMinute minus(HourMinute h)</text:p>
      <text:p text:style-name="P31"><text:s text:c="4"/>{</text:p>
      <text:p text:style-name="P31"><text:s text:c="4"/>HourMinute c=new HourMinute(hrs:(h.hrs-hrs),minutes:(minutes-h.minutes))</text:p>
      <text:p text:style-name="P31"><text:s text:c="12"/></text:p>
      <text:p text:style-name="P31"><text:s text:c="8"/>return c</text:p>
      <text:p text:style-name="P31"><text:s text:c="4"/>}</text:p>
      <text:p text:style-name="P31"/>
      <text:p text:style-name="P31">String toString()</text:p>
      <text:p text:style-name="P31"><text:s text:c="8"/>{</text:p>
      <text:p text:style-name="P31"><text:s text:c="8"/>"$hrs : $minutes"</text:p>
      <text:p text:style-name="P31"><text:s text:c="8"/>} <text:s text:c="3"/></text:p>
      <text:p text:style-name="P31"/>
      <text:p text:style-name="P31">}</text:p>
      <text:p text:style-name="P31"/>
      <text:p text:style-name="P31">HourMinute a=new HourMinute(hrs:10,minutes:50)</text:p>
      <text:p text:style-name="P31">HourMinute b=new HourMinute(hrs:20,minutes:20)</text:p>
      <text:p text:style-name="P31">HourMinute c=a+b</text:p>
      <text:p text:style-name="P31">println c</text:p>
      <text:p text:style-name="P31">HourMinute d=a-b</text:p>
      <text:p text:style-name="P31">println d</text:p>
      <text:p text:style-name="P31"/>
      <text:p text:style-name="P16">Output:</text:p>
      <text:p text:style-name="P16">Result: <text:span text:style-name="T5">7</text:span> : 10</text:p>
      <text:p text:style-name="P31">Result: 10 : 30</text:p>
      <text:p text:style-name="P1">7. Print multiple of 3 upto 10 terms in at least three different ways using groovy special methods </text:p>
      <text:p text:style-name="P7">Ans:</text:p>
      <text:p text:style-name="P19">print "First way : "</text:p>
      <text:p text:style-name="P19">10.times{</text:p>
      <text:p text:style-name="P19">print 3*(it+1) + " "</text:p>
      <text:p text:style-name="P19">}</text:p>
      <text:p text:style-name="P19"/>
      <text:p text:style-name="P19">println ""</text:p>
      <text:p text:style-name="P19"><text:soft-page-break/>print "Second way : "</text:p>
      <text:p text:style-name="P19">for(i in 1..10)</text:p>
      <text:p text:style-name="P19"><text:s text:c="4"/>print 3*i + " "</text:p>
      <text:p text:style-name="P19"><text:s text:c="4"/></text:p>
      <text:p text:style-name="P19">println ""</text:p>
      <text:p text:style-name="P19">print "Third way : "</text:p>
      <text:p text:style-name="P19">List list=[1,2,3,4,5,6,7,8,9,10]</text:p>
      <text:p text:style-name="P19">list.each{print 3*it + " "}</text:p>
      <text:p text:style-name="P19"/>
      <text:p text:style-name="P19"/>
      <text:p text:style-name="P27">Output:</text:p>
      <text:p text:style-name="P19">First way : 3 6 9 12 15 18 21 24 27 30 </text:p>
      <text:p text:style-name="P19">Second way : 3 6 9 12 15 18 21 24 27 30 </text:p>
      <text:p text:style-name="P19">Third way : 3 6 9 12 15 18 21 24 27 30 <text:s/></text:p>
      <text:p text:style-name="P19"/>
      <text:p text:style-name="P1">8. Write a closure which checks if a value is contained within a list where the closure accepts two parameters </text:p>
      <text:p text:style-name="P8">Ans:</text:p>
      <text:p text:style-name="P20">List list=[1,3,4,6,8,20,25,11]</text:p>
      <text:p text:style-name="P20">def checkElement={a,b-&gt;println a.contains(b)}</text:p>
      <text:p text:style-name="P20"/>
      <text:p text:style-name="P20">checkElement(list,3)</text:p>
      <text:p text:style-name="P20">checkElement(list,18)</text:p>
      <text:p text:style-name="P20"/>
      <text:p text:style-name="P20">Output:</text:p>
      <text:p text:style-name="P20">true</text:p>
      <text:p text:style-name="P20">false</text:p>
      <text:p text:style-name="P20"/>
      <text:p text:style-name="P1">9. Combine content of all the files in a specific directory to another new file </text:p>
      <text:p text:style-name="P9">Ans:</text:p>
      <text:p text:style-name="P21"><text:bookmark-start text:name="__DdeLink__1072_1633309841"/>def path="/home/shivali/Desktop/"<text:bookmark-end text:name="__DdeLink__1072_1633309841"/></text:p>
      <text:p text:style-name="P21">File mergedFile=new File(path+"newFile.txt")</text:p>
      <text:p text:style-name="P21">if(mergedFile.createNewFile())</text:p>
      <text:p text:style-name="P21"><text:s text:c="4"/>{</text:p>
      <text:p text:style-name="P21"><text:s text:c="4"/>println "file created !"</text:p>
      <text:p text:style-name="P21"><text:s text:c="4"/>}</text:p>
      <text:p text:style-name="P21"><text:s text:c="4"/>else</text:p>
      <text:p text:style-name="P21"><text:s text:c="4"/>{</text:p>
      <text:p text:style-name="P21"><text:s text:c="4"/>println "file already exists"</text:p>
      <text:p text:style-name="P21"><text:s text:c="4"/>}</text:p>
      <text:p text:style-name="P21"/>
      <text:p text:style-name="P21">new File("Desktop").eachFile</text:p>
      <text:p text:style-name="P21">{</text:p>
      <text:p text:style-name="P21">file-&gt;</text:p>
      <text:p text:style-name="P21">if(file.isFile())</text:p>
      <text:p text:style-name="P21"><text:s text:c="4"/>{</text:p>
      <text:p text:style-name="P21"><text:s text:c="4"/>if(file.name.endsWith(".txt"))</text:p>
      <text:p text:style-name="P21"><text:s text:c="8"/>{</text:p>
      <text:p text:style-name="P21"><text:s text:c="11"/>mergedFile&lt;&lt;file.text</text:p>
      <text:p text:style-name="P21"><text:s text:c="8"/>}</text:p>
      <text:p text:style-name="P21"><text:s text:c="4"/>}</text:p>
      <text:p text:style-name="P21">}</text:p>
      <text:p text:style-name="P21"/>
      <text:p text:style-name="P21">Output:</text:p>
      <text:p text:style-name="P21">file already exists</text:p>
      <text:p text:style-name="P21"/>
      <text:p text:style-name="P1"/>
      <text:p text:style-name="P26"/>
      <text:p text:style-name="P1">10. Create a file which contains all the odd numbered lines of a given file. Each line should be numbered at the beginning of line viz : 1, 3, 5..... </text:p>
      <text:p text:style-name="P10">Ans:</text:p>
      <text:p text:style-name="P22">def path="/home/shivali/Desktop/"</text:p>
      <text:p text:style-name="P22">File file1=new File(path+"one.txt")</text:p>
      <text:p text:style-name="P22">File file2=new File(path+"two.txt")</text:p>
      <text:p text:style-name="P22">file1.text="""aaa</text:p>
      <text:p text:style-name="P22">bbb</text:p>
      <text:p text:style-name="P22">ccc</text:p>
      <text:p text:style-name="P22">ddd</text:p>
      <text:p text:style-name="P22">eee</text:p>
      <text:p text:style-name="P22">fff</text:p>
      <text:p text:style-name="P22">ggg</text:p>
      <text:p text:style-name="P22">hhh</text:p>
      <text:p text:style-name="P22">iii"""</text:p>
      <text:p text:style-name="P22"/>
      <text:p text:style-name="P22">int lines=1</text:p>
      <text:p text:style-name="P22">file1.eachLine</text:p>
      <text:p text:style-name="P22">{</text:p>
      <text:p text:style-name="P22">if(lines % 2!=0)</text:p>
      <text:p text:style-name="P22"><text:s text:c="4"/>{</text:p>
      <text:p text:style-name="P22"><text:s text:c="4"/>file2 &lt;&lt; it</text:p>
      <text:p text:style-name="P22"><text:s text:c="4"/>lines++</text:p>
      <text:p text:style-name="P22"><text:s text:c="4"/>}</text:p>
      <text:p text:style-name="P22">else</text:p>
      <text:p text:style-name="P22"><text:s text:c="4"/>{lines++}</text:p>
      <text:p text:style-name="P22">}</text:p>
      <text:p text:style-name="P22"/>
      <text:p text:style-name="P23">Output:</text:p>
      <text:p text:style-name="P23">Contents of file2 :</text:p>
      <text:p text:style-name="P23">aaaccceeegggiii</text:p>
      <text:p text:style-name="P1"/>
      <text:p text:style-name="P1">11. Write a method which removes all the white spaces in a file and writes the output to another file. Suppose white space characters are Space, Tab and Enter </text:p>
      <text:p text:style-name="P11">Ans:</text:p>
      <text:p text:style-name="P24">def path="/home/shivali/Desktop/"</text:p>
      <text:p text:style-name="P24">File file1=new File(path+"first.txt")</text:p>
      <text:p text:style-name="P24">File file2=new File(path+"second.txt")</text:p>
      <text:p text:style-name="P24"/>
      <text:p text:style-name="P24">file1.text="""This is <text:s text:c="6"/>just <text:s text:c="4"/>a demo text <text:s text:c="3"/>file</text:p>
      <text:p text:style-name="P24">Demo to <text:s text:c="4"/>remove tabs and <text:s text:c="4"/>all the white <text:s text:c="4"/>spaces.</text:p>
      <text:p text:style-name="P24">"""</text:p>
      <text:p text:style-name="P24">file1.text.getChars().each{</text:p>
      <text:p text:style-name="P24">if(it!=' ' &amp;&amp; it!='\t' <text:s/>&amp;&amp; it!='\n')</text:p>
      <text:p text:style-name="P24"><text:s text:c="4"/>file2&lt;&lt;it</text:p>
      <text:p text:style-name="P24">}</text:p>
      <text:p text:style-name="P24">file2.text</text:p>
      <text:p text:style-name="P11">Output:</text:p>
      <text:p text:style-name="P24">Result: ThisisjustademotextfileDemotoremovetabsandallthewhitespaces.</text:p>
      <text:p text:style-name="P26">12. Make copy of an image type file byte by byte</text:p>
      <text:p text:style-name="P12">Ans:</text:p>
      <text:p text:style-name="P25">def path="/home/shivali/Desktop/"</text:p>
      <text:p text:style-name="P25">File file=new File(path+"imgNew.jpeg")</text:p>
      <text:p text:style-name="P25">file.setBytes(new File(path+"images12.jpeg").getBytes(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0:19:03.475132704</meta:creation-date>
    <dc:date>2015-03-02T10:25:57.438616058</dc:date>
    <meta:editing-duration>PT6H24M15S</meta:editing-duration>
    <meta:editing-cycles>20</meta:editing-cycles>
    <meta:generator>LibreOffice/4.2.7.2$Linux_X86_64 LibreOffice_project/420m0$Build-2</meta:generator>
    <meta:document-statistic meta:table-count="0" meta:image-count="0" meta:object-count="0" meta:page-count="10" meta:paragraph-count="304" meta:word-count="1117" meta:character-count="7205" meta:non-whitespace-character-count="6030"/>
  </office:meta>
</office:document-meta>
</file>